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style:font-size-asian="12pt" style:font-size-complex="12pt"/>
    </style:style>
    <style:style style:name="P2" style:family="paragraph" style:parent-style-name="Standard">
      <style:paragraph-properties fo:text-align="center" style:justify-single-word="false"/>
      <style:text-properties fo:color="#000000" fo:font-size="12pt" style:font-size-asian="12pt" style:font-size-complex="12pt"/>
    </style:style>
    <style:style style:name="P3" style:family="paragraph" style:parent-style-name="Standard">
      <style:paragraph-properties fo:text-align="justify" style:justify-single-word="false"/>
      <style:text-properties fo:color="#000000" fo:font-size="12pt" style:font-size-asian="12pt" style:font-size-complex="12pt"/>
    </style:style>
    <style:style style:name="P4" style:family="paragraph" style:parent-style-name="Standard">
      <style:paragraph-properties fo:text-align="start" style:justify-single-word="false"/>
      <style:text-properties fo:color="#000000"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text-properties fo:color="#000000"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7" style:family="paragraph" style:parent-style-name="Standard">
      <style:paragraph-properties fo:text-align="center" style:justify-single-word="false"/>
      <style:text-properties fo:color="#000000" fo:font-size="12pt" style:text-underline-style="none" style:font-size-asian="12pt" style:font-size-complex="12pt"/>
    </style:style>
    <style:style style:name="P8" style:family="paragraph" style:parent-style-name="Standard">
      <style:paragraph-properties fo:text-align="justify" style:justify-single-word="false"/>
      <style:text-properties fo:color="#000000" fo:font-size="12pt" style:text-underline-style="none" style:font-size-asian="12pt" style:font-size-complex="12pt"/>
    </style:style>
    <style:style style:name="P9" style:family="paragraph" style:parent-style-name="Standard">
      <style:paragraph-properties fo:text-align="start" style:justify-single-word="false"/>
      <style:text-properties fo:color="#000000" fo:font-size="12pt" style:text-underline-style="none" style:font-size-asian="12pt" style:font-size-complex="12pt"/>
    </style:style>
    <style:style style:name="P10" style:family="paragraph" style:parent-style-name="Standard">
      <style:paragraph-properties fo:text-align="center" style:justify-single-word="false"/>
      <style:text-properties fo:color="#000000" fo:font-size="12pt" fo:background-color="#ffff00" style:font-size-asian="12pt" style:font-size-complex="12pt"/>
    </style:style>
    <style:style style:name="P11" style:family="paragraph" style:parent-style-name="Standard">
      <style:paragraph-properties fo:text-align="start" style:justify-single-word="false"/>
      <style:text-properties fo:color="#000000" fo:font-size="12pt" fo:background-color="#ffff00" style:font-size-asian="12pt" style:font-size-complex="12pt"/>
    </style:style>
    <style:style style:name="P12" style:family="paragraph" style:parent-style-name="Standard">
      <style:paragraph-properties fo:text-align="start" style:justify-single-word="false"/>
      <style:text-properties fo:color="#000000" fo:font-size="12pt" fo:background-color="#ffffff" style:font-size-asian="12pt" style:font-size-complex="12pt"/>
    </style:style>
    <style:style style:name="P13" style:family="paragraph" style:parent-style-name="Standard">
      <style:paragraph-properties fo:text-align="center" style:justify-single-word="false"/>
      <style:text-properties fo:color="#0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4" style:family="paragraph" style:parent-style-name="Standard">
      <style:paragraph-properties fo:text-align="center" style:justify-single-word="false"/>
      <style:text-properties fo:color="#000000" fo:font-size="16pt" fo:background-color="#ffffff" style:font-size-asian="16pt" style:font-size-complex="16pt"/>
    </style:style>
    <style:style style:name="P15" style:family="paragraph" style:parent-style-name="Standard">
      <style:paragraph-properties fo:text-align="start" style:justify-single-word="false"/>
      <style:text-properties fo:color="#000000" fo:font-size="16pt" fo:background-color="#ffffff" style:font-size-asian="16pt" style:font-size-complex="16pt"/>
    </style:style>
    <style:style style:name="P16" style:family="paragraph" style:parent-style-name="Standard">
      <style:paragraph-properties fo:text-align="start" style:justify-single-word="false"/>
      <style:text-properties fo:color="#666666" fo:font-size="16pt" fo:font-style="italic"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color="#666666" fo:font-size="12pt" fo:font-style="normal" style:font-size-asian="12pt" style:font-style-asian="normal" style:font-size-complex="12pt" style:font-style-complex="normal"/>
    </style:style>
    <style:style style:name="P18" style:family="paragraph" style:parent-style-name="Standard">
      <style:paragraph-properties fo:text-align="center" style:justify-single-word="false"/>
      <style:text-properties fo:color="#666666" fo:font-size="12pt" style:font-size-asian="12pt" style:font-size-complex="12pt"/>
    </style:style>
    <style:style style:name="P19" style:family="paragraph" style:parent-style-name="Standard">
      <style:paragraph-properties fo:text-align="center" style:justify-single-word="false"/>
      <style:text-properties fo:color="#666666" fo:font-size="14pt" style:text-underline-style="solid" style:text-underline-width="auto" style:text-underline-color="font-color" style:font-size-asian="14pt" style:font-size-complex="14pt"/>
    </style:style>
    <style:style style:name="P20" style:family="paragraph" style:parent-style-name="Standard" style:list-style-name="L1">
      <style:paragraph-properties fo:text-align="start" style:justify-single-word="false"/>
      <style:text-properties fo:color="#666666" fo:font-size="12pt" fo:font-style="normal" style:font-size-asian="12pt" style:font-style-asian="normal" style:font-size-complex="12pt" style:font-style-complex="normal"/>
    </style:style>
    <style:style style:name="P21" style:family="paragraph" style:parent-style-name="Standard">
      <style:paragraph-properties fo:text-align="center" style:justify-single-word="false"/>
      <style:text-properties fo:color="#666666" fo:font-size="16pt" fo:font-weight="bold" fo:background-color="#ffffff" style:font-size-asian="16pt" style:font-weight-asian="bold" style:font-size-complex="16pt" style:font-weight-complex="bold"/>
    </style:style>
    <style:style style:name="P22" style:family="paragraph" style:parent-style-name="Standard" style:list-style-name="L2">
      <style:paragraph-properties fo:text-align="start" style:justify-single-word="false"/>
      <style:text-properties fo:color="#000000"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color="#666666"/>
    </style:style>
    <style:style style:name="T3" style:family="text">
      <style:text-properties fo:color="#666666" fo:font-size="16pt" fo:font-style="italic" style:text-underline-style="solid" style:text-underline-width="auto" style:text-underline-color="font-color" style:font-size-asian="16pt" style:font-style-asian="italic" style:font-size-complex="16pt" style:font-style-complex="italic"/>
    </style:style>
    <style:style style:name="T4" style:family="text">
      <style:text-properties style:text-underline-style="none"/>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weight="bold" fo:background-color="#ffffff" style:font-weight-asian="bold" style:font-weight-complex="bold"/>
    </style:style>
    <style:style style:name="T9" style:family="text">
      <style:text-properties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urriculum Vitae</text:p>
      <text:p text:style-name="P1"/>
      <text:p text:style-name="P1"/>
      <text:p text:style-name="P16"><text:span text:style-name="T1">Personal Information</text:span>:</text:p>
      <text:p text:style-name="P1"><text:tab/><text:span text:style-name="T2">Name</text:span><text:tab/><text:tab/>: Mussadiq Farid</text:p>
      <text:p text:style-name="P1"><text:tab/><text:span text:style-name="T2">Father name</text:span><text:tab/>: Gul Farid</text:p>
      <text:p text:style-name="P1"><text:tab/><text:span text:style-name="T2">CNIC</text:span><text:tab/><text:tab/>: 14202-3320963-3</text:p>
      <text:p text:style-name="P1"><text:tab/><text:span text:style-name="T2">Adress<text:tab/></text:span><text:tab/>: Village Mitha Khel P/o Mitha Khel Teh/Distt Karak</text:p>
      <text:p text:style-name="P1"><text:tab/><text:span text:style-name="T2">Mob#<text:tab/></text:span><text:tab/> :0342-8963951</text:p>
      <text:p text:style-name="P1"><text:tab/><text:span text:style-name="T2">Marital Status</text:span><text:tab/> : <text:s/>Unmarried</text:p>
      <text:p text:style-name="P1"><text:tab/><text:span text:style-name="T2">Email<text:tab/></text:span><text:tab/> : mussadiqktk6@gmail.com<text:tab/></text:p>
      <text:p text:style-name="P1"/>
      <text:p text:style-name="P16"><text:span text:style-name="T1">Aim</text:span>:</text:p>
      <text:p text:style-name="P17"><text:tab/>Website developer :</text:p>
      <text:p text:style-name="P4"><text:tab/><text:tab/><text:tab/>I love fast-paced,challenging career centered on creative problem solving and <text:tab/><text:tab/><text:tab/>continous innovation.</text:p>
      <text:p text:style-name="P4"><text:tab/><text:tab/><text:tab/>As a website developer you will work with a multidisciplinary team of <text:tab/><text:tab/><text:tab/><text:tab/>designers, other developers,and marketer.</text:p>
      <text:p text:style-name="P4"/>
      <text:p text:style-name="P4"/>
      <text:p text:style-name="P4"><text:span text:style-name="T3">Education</text:span> <text:span text:style-name="T2">:</text:span></text:p>
      <text:list xml:id="list4866903284318197471" text:style-name="L1">
        <text:list-item>
          <text:p text:style-name="P20">Bs Computer Science( KHUSHAL KHAN KHATTAK UNIVERSITY KARAK) </text:p>
        </text:list-item>
        <text:list-item>
          <text:p text:style-name="P20">Fsc Pre ENGG(SHAHEEN CHILDREN ACADEMY AND COLLEGE OF SCIENCES)</text:p>
        </text:list-item>
        <text:list-item>
          <text:p text:style-name="P20">SSC( SHAHEEN CHILDREN ACADEMY AND COLLEGE OF SCIENC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9">MUSSADIQ FARID</text:p>
      <text:p text:style-name="P18">(The story of my life)</text:p>
      <text:p text:style-name="P1">i have a very fulfilling feeling about what i have been able to acomplish in my life so far. I want the absolute best for my self and those close to me. I often go above and beyond to help those around me suceed and be the best virsion of themselves that they can possibly be.</text:p>
      <text:p text:style-name="P1"/>
      <text:p text:style-name="P1"><text:s/>My life is a mixture of moments, some happy moments and other not so much, these moments have made me the person that i am today and i donot regret anything that happen. I consider myself a strong and a very determined person , i have dreams to fill the world and i am willing to do the necessary efforts to attain those dreams. My motivation i inherit from my family, more specifically my father that i love so much.</text:p>
      <text:p text:style-name="P1"><text:s/>The time to breath before advancing further in my life projects, the difficult moments insteade of discouraging me, these moments give me motivation and the necessary energy to move forward. I am optimist but realistic. My parents taught me that we live in a world that is constantly changing and to succeed we need a smart paln and the ability to adapt and adjust to the changing world environment but more importantly <text:s/>one need to prepar one's self to suceed. We need disiplin and above all unshakable will to resist difficulties when they happen . An ongoing work of art would probably be one of the best ways to describe my life. From very early on life, i have learn that i can be the artist of my own life through guidance and hard work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Leave</text:p>
      <text:p text:style-name="P1">From <text:a xlink:type="simple" xlink:href="mailto:mussadiqktk6@gmal.com" text:style-name="Internet_20_link" text:visited-style-name="Visited_20_Internet_20_Link">mussadiqktk6@gmal.com</text:a></text:p>
      <text:p text:style-name="P1">To <text:a xlink:type="simple" xlink:href="mailto:mussadiqcss2020@gmail.com" text:style-name="Internet_20_link" text:visited-style-name="Visited_20_Internet_20_Link">mussadiqcss2020@gmail.com</text:a></text:p>
      <text:p text:style-name="P1">Subject One Day leave</text:p>
      <text:p text:style-name="P1">Dear Sir/Mamm ,</text:p>
      <text:p text:style-name="P1"><text:s text:c="14"/>with due respect <text:s text:c="2"/>i have <text:s/>an urgent piece of work at home. I can't come to work <text:s/>tomorrow</text:p>
      <text:p text:style-name="P1"><text:tab/> <text:s/>please leave me for one day i shall be very thankful for your kindness.</text:p>
      <text:p text:style-name="P2"/>
      <text:p text:style-name="P3"><text:s text:c="105"/>Regards ; </text:p>
      <text:p text:style-name="P3"><text:s text:c="3"/><text:tab/><text:tab/><text:tab/><text:tab/><text:tab/><text:tab/><text:tab/><text:tab/><text:tab/>Name Mussadiq Farid.</text:p>
      <text:p text:style-name="P3"><text:tab/><text:tab/><text:tab/><text:tab/><text:tab/><text:tab/><text:tab/><text:tab/><text:tab/></text:p>
      <text:p text:style-name="P3"/>
      <text:p text:style-name="P3"/>
      <text:p text:style-name="P3"/>
      <text:p text:style-name="P3"/>
      <text:p text:style-name="P5"><text:s text:c="160"/></text:p>
      <text:p text:style-name="P7"><text:s/>want to join as junior web develpor</text:p>
      <text:p text:style-name="P5"><text:span text:style-name="T4">From </text:span><text:a xlink:type="simple" xlink:href="mailto:mussadiqktk6@gmil.com" text:style-name="Internet_20_link" text:visited-style-name="Visited_20_Internet_20_Link"><text:span text:style-name="T1">mussadiqktk6@gmil.com</text:span></text:a></text:p>
      <text:p text:style-name="P8">To</text:p>
      <text:p text:style-name="P8">Subject Want to join as junior web developer.</text:p>
      <text:p text:style-name="P8">Dear Sir/Mamm.</text:p>
      <text:p text:style-name="P8"><text:tab/><text:tab/>Respected Sir/Mam, i want to join your company as junior web developer as i have <text:tab/><text:tab/>the <text:s/>skill which can meet the criteria required for joining the company. I hope i will <text:tab/><text:tab/>be the <text:s/>next to join your team as junior web developer. For more information about <text:s/><text:tab/><text:tab/>me and my skill i am attaching my CV below. I hope for best.</text:p>
      <text:p text:style-name="P8"><text:tab/><text:tab/><text:tab/><text:tab/><text:tab/><text:tab/><text:tab/><text:tab/><text:tab/> Best Regards </text:p>
      <text:p text:style-name="P8"><text:tab/><text:tab/><text:tab/><text:tab/><text:tab/><text:tab/><text:tab/><text:tab/><text:tab/>Name Mussadiq Farid.</text:p>
      <text:p text:style-name="P1"/>
      <text:p text:style-name="P1"/>
      <text:p text:style-name="P1"/>
      <text:p text:style-name="P6"><text:s text:c="4"/><text:tab/><text:tab/><text:tab/><text:tab/><text:tab/><text:tab/><text:tab/><text:tab/><text:tab/><text:tab/><text:tab/><text:tab/><text:tab/><text:tab/></text:p>
      <text:p text:style-name="P7">Welcome employe</text:p>
      <text:p text:style-name="P6"><text:span text:style-name="T4">From </text:span><text:a xlink:type="simple" xlink:href="mailto:alfutaim@gmail.com" text:style-name="Internet_20_link" text:visited-style-name="Visited_20_Internet_20_Link"><text:span text:style-name="T1">alfutaim@gmail.com</text:span></text:a></text:p>
      <text:p text:style-name="P6"><text:span text:style-name="T4">To </text:span><text:a xlink:type="simple" xlink:href="mailto:riazBaloch48@gmail.com" text:style-name="Internet_20_link" text:visited-style-name="Visited_20_Internet_20_Link"><text:span text:style-name="T1">riazBaloch48@gmail.com</text:span></text:a></text:p>
      <text:p text:style-name="P9">Subject Warmd Welcome to Riaz baloch( junior web develpor) from Alfutaim Group of Company</text:p>
      <text:p text:style-name="P9">Mr.Riaz baloch,</text:p>
      <text:p text:style-name="P9"><text:tab/><text:tab/>Mr.Riaz Baloch ( junior web develpor)you are warmd welcome to the Alfutaim <text:tab/><text:tab/><text:tab/>Group of Company.Now your are our team member from today .Alfutaim Group of <text:tab/><text:tab/>Company wish you good luck .</text:p>
      <text:p text:style-name="P9"><text:tab/><text:tab/><text:tab/><text:tab/><text:tab/><text:tab/><text:tab/><text:tab/> <text:s text:c="15"/>Best Regards</text:p>
      <text:p text:style-name="P9"><text:s text:c="112"/>Alfutaim Group <text:s/>of Company.</text:p>
      <text:p text:style-name="P1"/>
      <text:p text:style-name="P1"/>
      <text:p text:style-name="P1"/>
      <text:p text:style-name="P6"><text:tab/><text:tab/><text:tab/><text:tab/><text:tab/><text:tab/><text:tab/><text:tab/><text:tab/><text:tab/><text:tab/><text:tab/><text:tab/><text:tab/></text:p>
      <text:p text:style-name="P9"/>
      <text:p text:style-name="P9"/>
      <text:p text:style-name="P9"/>
      <text:p text:style-name="P9"/>
      <text:p text:style-name="P9"/>
      <text:p text:style-name="P9"/>
      <text:p text:style-name="P9"/>
      <text:p text:style-name="P7"><text:soft-page-break/>Thanks Email</text:p>
      <text:p text:style-name="P6"><text:span text:style-name="T4">From </text:span><text:a xlink:type="simple" xlink:href="mailto:mussadiqktk6@gmail.com" text:style-name="Internet_20_link" text:visited-style-name="Visited_20_Internet_20_Link"><text:span text:style-name="T1">mussadiqktk6@gmail.com</text:span></text:a></text:p>
      <text:p text:style-name="P9">To </text:p>
      <text:p text:style-name="P9">Subject Thanks to Air aribia team.</text:p>
      <text:p text:style-name="P9">Dear Sir/Mamm.</text:p>
      <text:p text:style-name="P9"><text:s text:c="25"/>Respected Sir/Mamm, i want to thank Air Aribia team that they made trust on me to <text:tab/><text:tab/>select <text:s/>me as a junior web developer and give me the opertunity to be the part of Air <text:tab/><text:tab/>Aribia family.</text:p>
      <text:p text:style-name="P9"><text:tab/><text:tab/><text:tab/><text:tab/><text:tab/><text:tab/><text:tab/><text:tab/><text:tab/><text:tab/><text:tab/>Best Regard.</text:p>
      <text:p text:style-name="P9"><text:tab/><text:tab/><text:tab/><text:tab/><text:tab/><text:tab/><text:tab/><text:tab/><text:tab/><text:tab/>Name Mussadiq Fari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 text:c="153"/></text:p>
      <text:p text:style-name="P9">From <text:a xlink:type="simple" xlink:href="mailto:mussadiqktk6@gmail.com" text:style-name="Internet_20_link" text:visited-style-name="Visited_20_Internet_20_Link">mussadiqktk6@gmail.com</text:a></text:p>
      <text:p text:style-name="P9">To <text:a xlink:type="simple" xlink:href="mailto:rondl@gmail.com" text:style-name="Internet_20_link" text:visited-style-name="Visited_20_Internet_20_Link">rondl@gmail.com</text:a></text:p>
      <text:p text:style-name="P9">Subject: Proposal of Project</text:p>
      <text:p text:style-name="P9">Hi Mr. Ronaldo:</text:p>
      <text:p text:style-name="P9"><text:tab/>I hope you doing well i am Mussadiq Farid. i am web developer since 5 year. i have alot of experience in web development feild.i warned to reach out and see if you might intrested to avail my services i am able to increased the productivity and support teams by upto 50% and wanted to see if there was an opportunites for me to do the same for you. if you have any question or would like to discuss further, please don't hesitate to reach out. i look forward to hearing from you soon. </text:p>
      <text:p text:style-name="P9">Kind Regard!</text:p>
      <text:p text:style-name="P9">Email: <text:a xlink:type="simple" xlink:href="mailto:mussadiqktk6@gmal.com" text:style-name="Internet_20_link" text:visited-style-name="Visited_20_Internet_20_Link">mussadiqktk6@gmail.com</text:a></text:p>
      <text:p text:style-name="P9"/>
      <text:p text:style-name="P9"/>
      <text:p text:style-name="P6"><text:s text:c="159"/></text:p>
      <text:p text:style-name="P9"><text:s text:c="20"/></text:p>
      <text:p text:style-name="P1">From </text:p>
      <text:p text:style-name="P1">To </text:p>
      <text:p text:style-name="P1">Subject: Thanks for applying to Microsof.</text:p>
      <text:p text:style-name="P1">Hi Mr. Mussadiq Farid,</text:p>
      <text:p text:style-name="P1"><text:tab/><text:tab/><text:tab/>Thanks for applying to Microsoft! there are ton of great companies out there, <text:tab/><text:tab/><text:tab/>so we apprecaite your intrest in joining our team.while we're not able to reach <text:tab/><text:tab/><text:tab/>out to every applicant, our recruiting tean will contact you if your skills and <text:tab/><text:tab/><text:tab/>experience are a strong match for the role. in the meantime, jion conversation<text:tab/><text:tab/><text:tab/>about job opportunities and life at Microsoft on our Linkedin page <text:tab/><text:tab/><text:tab/><text:tab/>mirosoftlnk.com.we appreciate your interest in joining us.</text:p>
      <text:p text:style-name="P1"><text:tab/><text:tab/><text:tab/><text:tab/><text:tab/><text:tab/><text:tab/><text:tab/><text:tab/>Best Regard !</text:p>
      <text:p text:style-name="P1"><text:tab/><text:tab/><text:tab/><text:tab/><text:tab/><text:tab/><text:tab/><text:tab/><text:tab/><text:tab/><text:tab/><text:tab/><text:tab/><text:tab/><text:tab/><text:tab/><text:tab/><text:tab/><text:tab/><text:tab/><text:tab/><text:tab/>Email Microsoft@gmail.com.</text:p>
      <text:p text:style-name="P14"><text:soft-page-break/></text:p>
      <text:p text:style-name="P21">10 Words with sentences</text:p>
      <text:p text:style-name="P15"><text:span text:style-name="T5"><text:s/>1) <text:tab/> </text:span><text:span text:style-name="T6">Escape</text:span></text:p>
      <text:p text:style-name="P12"><text:s/>2)<text:tab/><text:span text:style-name="T7"> Technical</text:span></text:p>
      <text:p text:style-name="P12"><text:s/>3)<text:tab/> <text:span text:style-name="T7">Connect</text:span></text:p>
      <text:p text:style-name="P12"><text:s/>4)<text:tab/><text:span text:style-name="T7"> Install</text:span></text:p>
      <text:p text:style-name="P12"><text:s/>5)<text:tab/><text:span text:style-name="T7"> Network</text:span></text:p>
      <text:p text:style-name="P12"><text:s/>6)<text:tab/><text:span text:style-name="T7"> Boot</text:span></text:p>
      <text:p text:style-name="P12"><text:s/>7)<text:tab/> <text:span text:style-name="T7">Acces</text:span></text:p>
      <text:p text:style-name="P12"><text:s/>8)<text:tab/> <text:span text:style-name="T7">Log</text:span> <text:span text:style-name="T7">in</text:span></text:p>
      <text:p text:style-name="P12">9)<text:tab/> <text:span text:style-name="T7">Download</text:span></text:p>
      <text:p text:style-name="P12">10)<text:tab/> <text:span text:style-name="T7">Upgrade</text:span></text:p>
      <text:p text:style-name="P10"/>
      <text:p text:style-name="P11"/>
      <text:p text:style-name="P11"/>
      <text:p text:style-name="P11"/>
      <text:p text:style-name="P11"/>
      <text:p text:style-name="P11"/>
      <text:list xml:id="list4534518988648782442" text:style-name="L2">
        <text:list-item>
          <text:p text:style-name="P22"><text:span text:style-name="T9"><text:s/></text:span><text:span text:style-name="T8">Escape</text:span><text:span text:style-name="T9"> <text:s/></text:span><text:s text:c="2"/>There is no <text:span text:style-name="T7">esape</text:span> from IT nowadays.</text:p>
        </text:list-item>
        <text:list-item>
          <text:p text:style-name="P22"><text:span text:style-name="T8">Technical</text:span><text:span text:style-name="T9"> </text:span>you have already heard your company's <text:span text:style-name="T7">technical</text:span> support team .</text:p>
        </text:list-item>
        <text:list-item>
          <text:p text:style-name="P22"><text:span text:style-name="T8">Connect</text:span> Can you show me how to <text:span text:style-name="T7">connect</text:span> my laptop .</text:p>
        </text:list-item>
        <text:list-item>
          <text:p text:style-name="P22"><text:span text:style-name="T7">Install</text:span> My supervisor sent the technical support team to <text:span text:style-name="T7">install</text:span> a new computer for me.</text:p>
        </text:list-item>
        <text:list-item>
          <text:p text:style-name="P22"><text:span text:style-name="T7">Network</text:span> Before we open for bussines , i need to get my office computer <text:span text:style-name="T7">network</text:span> set up and test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29M1S</meta:editing-duration>
    <meta:editing-cycles>18</meta:editing-cycles>
    <meta:generator>OpenOffice/4.1.11$Win32 OpenOffice.org_project/4111m1$Build-9808</meta:generator>
    <dc:date>2023-03-26T22:08:53.80</dc:date>
    <dc:creator>Mussaiq farid </dc:creator>
    <meta:document-statistic meta:table-count="0" meta:image-count="0" meta:object-count="0" meta:page-count="5" meta:paragraph-count="92" meta:word-count="915" meta:character-count="6211"/>
    <meta:user-defined meta:name="Info 1"/>
    <meta:user-defined meta:name="Info 2"/>
    <meta:user-defined meta:name="Info 3"/>
    <meta:user-defined meta:name="Info 4"/>
  </office:meta>
</office:document-meta>
</file>